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903cm" style:rel-column-width="2213*"/>
    </style:style>
    <style:style style:name="Table1.B" style:family="table-column">
      <style:table-column-properties style:column-width="4.893cm" style:rel-column-width="2774*"/>
    </style:style>
    <style:style style:name="Table1.C" style:family="table-column">
      <style:table-column-properties style:column-width="4.803cm" style:rel-column-width="2723*"/>
    </style:style>
    <style:style style:name="Table1.D" style:family="table-column">
      <style:table-column-properties style:column-width="3.401cm" style:rel-column-width="1928*"/>
    </style:style>
    <style:style style:name="Table1.A1" style:family="table-cell">
      <style:table-cell-properties fo:padding="0cm" fo:border="none" style:writing-mode="page"/>
    </style:style>
    <style:style style:name="Table1.4" style:family="table-row">
      <style:table-row-properties style:min-row-height="0.91cm"/>
    </style:style>
    <style:style style:name="P1" style:family="paragraph" style:parent-style-name="Heading_20_1">
      <style:text-properties officeooo:rsid="00157c06" officeooo:paragraph-rsid="00157c06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1824e6" officeooo:paragraph-rsid="001824e6"/>
    </style:style>
    <style:style style:name="P4" style:family="paragraph" style:parent-style-name="Standard" style:list-style-name="L1">
      <style:paragraph-properties style:writing-mode="lr-tb"/>
      <style:text-properties officeooo:rsid="001824e6" officeooo:paragraph-rsid="001824e6"/>
    </style:style>
    <style:style style:name="P5" style:family="paragraph" style:parent-style-name="Standard" style:list-style-name="L1">
      <style:text-properties officeooo:rsid="001a015e" officeooo:paragraph-rsid="001a015e"/>
    </style:style>
    <style:style style:name="P6" style:family="paragraph" style:parent-style-name="Standard" style:list-style-name="L1">
      <style:text-properties officeooo:rsid="001a39a0" officeooo:paragraph-rsid="001a39a0"/>
    </style:style>
    <style:style style:name="P7" style:family="paragraph" style:parent-style-name="Standard" style:list-style-name="L1">
      <style:text-properties officeooo:paragraph-rsid="001a39a0"/>
    </style:style>
    <style:style style:name="P8" style:family="paragraph" style:parent-style-name="Standard" style:list-style-name="L1">
      <style:text-properties officeooo:rsid="001c43f8" officeooo:paragraph-rsid="001c43f8"/>
    </style:style>
    <style:style style:name="P9" style:family="paragraph" style:parent-style-name="Table_20_Contents">
      <style:text-properties officeooo:rsid="001beb4f" officeooo:paragraph-rsid="001beb4f"/>
    </style:style>
    <style:style style:name="P10" style:family="paragraph" style:parent-style-name="Standard">
      <style:text-properties officeooo:paragraph-rsid="001beb4f"/>
    </style:style>
    <style:style style:name="P11" style:family="paragraph" style:parent-style-name="Table_20_Contents">
      <style:paragraph-properties style:writing-mode="lr-tb"/>
      <style:text-properties officeooo:rsid="001beb4f" officeooo:paragraph-rsid="001c43f8"/>
    </style:style>
    <style:style style:name="P12" style:family="paragraph" style:parent-style-name="Table_20_Contents">
      <style:text-properties officeooo:rsid="001beb4f" officeooo:paragraph-rsid="001c43f8"/>
    </style:style>
    <style:style style:name="P13" style:family="paragraph" style:parent-style-name="Table_20_Contents">
      <style:text-properties officeooo:rsid="001c43f8" officeooo:paragraph-rsid="001c43f8"/>
    </style:style>
    <style:style style:name="P14" style:family="paragraph" style:parent-style-name="Table_20_Contents">
      <style:paragraph-properties style:writing-mode="lr-tb"/>
    </style:style>
    <style:style style:name="P15" style:family="paragraph" style:parent-style-name="Standard" style:list-style-name="L2">
      <style:paragraph-properties style:writing-mode="lr-tb"/>
      <style:text-properties officeooo:rsid="001c43f8" officeooo:paragraph-rsid="001c43f8"/>
    </style:style>
    <style:style style:name="P16" style:family="paragraph" style:parent-style-name="Standard" style:list-style-name="L2">
      <style:paragraph-properties style:writing-mode="lr-tb"/>
      <style:text-properties officeooo:rsid="001d65be" officeooo:paragraph-rsid="001d65be"/>
    </style:style>
    <style:style style:name="P17" style:family="paragraph" style:parent-style-name="Standard" style:list-style-name="L2">
      <style:paragraph-properties style:writing-mode="lr-tb"/>
      <style:text-properties officeooo:rsid="001d65be" officeooo:paragraph-rsid="00200972"/>
    </style:style>
    <style:style style:name="P18" style:family="paragraph" style:parent-style-name="Standard" style:list-style-name="L2">
      <style:paragraph-properties style:writing-mode="lr-tb"/>
      <style:text-properties officeooo:rsid="00200972" officeooo:paragraph-rsid="00200972"/>
    </style:style>
    <style:style style:name="T1" style:family="text">
      <style:text-properties officeooo:rsid="001824e6"/>
    </style:style>
    <style:style style:name="T2" style:family="text">
      <style:text-properties officeooo:rsid="001a015e"/>
    </style:style>
    <style:style style:name="T3" style:family="text">
      <style:text-properties officeooo:rsid="001a39a0"/>
    </style:style>
    <style:style style:name="T4" style:family="text">
      <style:text-properties fo:color="#ff0000" loext:opacity="100%"/>
    </style:style>
    <style:style style:name="T5" style:family="text">
      <style:text-properties officeooo:rsid="001d65be"/>
    </style:style>
    <style:style style:name="T6" style:family="text">
      <style:text-properties officeooo:rsid="00200972"/>
    </style:style>
    <style:style style:name="T7" style:family="text">
      <style:text-properties officeooo:rsid="001eb3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finovanie <text:span text:style-name="T1">bezpečnostných</text:span> požiadaviek</text:h>
      <text:list text:style-name="L1">
        <text:list-item>
          <text:p text:style-name="P2">pre aktíva identifikované v informačnej doméne potrebujeme špecifikovať bezpečnostné požiadavky vzhľadom na <text:span text:style-name="T2">základné hodnoty</text:span> dôvernosť, integritu a dostupnosť <text:span text:style-name="T2">(CIA)</text:span></text:p>
        </text:list-item>
        <text:list-item>
          <text:p text:style-name="P2">konkrétne bezpečnostné požiadavky <text:span text:style-name="T1">sú zamerané na potenciálne škody, ktoré vyplývajú z nepriaznivého vplyvu na aktívum</text:span></text:p>
        </text:list-item>
        <text:list-item>
          <text:p text:style-name="P3">podľa 200-3 uvažujeme tri kategórie ochrany: </text:p>
          <text:list>
            <text:list-item>
              <text:p text:style-name="P4">normálna, dôsledky narušenia sú limitované zvládnuteľné</text:p>
            </text:list-item>
            <text:list-item>
              <text:p text:style-name="P3">vysoká, dôsledky narušenia sú značné</text:p>
            </text:list-item>
            <text:list-item>
              <text:p text:style-name="P3">veľmi vysoká, dôsledky narušenia môžu mať katastrofálne dopady <text:span text:style-name="T2">a </text:span>ohroz<text:span text:style-name="T2">ovať</text:span> existenciu organizácie</text:p>
            </text:list-item>
          </text:list>
        </text:list-item>
        <text:list-item>
          <text:p text:style-name="P5">kategórie musíme prispôsobiť podmienkam organizácie, môže ich byť viac aj menej, prípadne rozličný počet úrovni medzi CIA</text:p>
          <text:list>
            <text:list-item>
              <text:p text:style-name="P5">napr. dôvernosť môže rozdeliť na štyri úrovne: verejné, interné, dôverné a utajené; dostupnosť na dve úrovne: normálna a kritická</text:p>
            </text:list-item>
          </text:list>
        </text:list-item>
        <text:list-item>
          <text:p text:style-name="P6">scenáre narušenia CIA pre biznisový proces alebo aplikáciu môžeme rozdeliť do:</text:p>
          <text:list>
            <text:list-item>
              <text:p text:style-name="P6">porušenie zákonov, regulácií a zmluvných podmienok</text:p>
            </text:list-item>
            <text:list-item>
              <text:p text:style-name="P7"><text:span text:style-name="T3">porušenie práva na informačne sebaurčenie (p.p,č, Recht auf informationelle Selbstbestimmung (</text:span><text:a xlink:type="simple" xlink:href="https://de.wikipedia.org/wiki/Informationelle_Selbstbestimmung" text:style-name="Internet_20_link" text:visited-style-name="Visited_20_Internet_20_Link"><text:span text:style-name="T3">https://de.wikipedia.org/wiki/Informationelle_Selbstbestimmung</text:span></text:a><text:span text:style-name="T3">), </text:span>právo jednotlivca, aby na základe princípu sebaurčenia sám rozhodoval, kedy a v akom rozsahu by mali byť informácie o jeho súkromnom živote poskytované iným <text:span text:style-name="T3">)</text:span></text:p>
            </text:list-item>
            <text:list-item>
              <text:p text:style-name="P6">narušenie fyzickej integrity osoby,</text:p>
            </text:list-item>
            <text:list-item>
              <text:p text:style-name="P6">narušenie schopnosti vykonávať úlohu,</text:p>
            </text:list-item>
            <text:list-item>
              <text:p text:style-name="P7"><text:span text:style-name="T3">negatívne interné alebo externé účinky</text:span></text:p>
            </text:list-item>
            <text:list-item>
              <text:p text:style-name="P6">finančné dôsledky</text:p>
            </text:list-item>
          </text:list>
        </text:list-item>
        <text:list-item>
          <text:p text:style-name="P8">príklad scenárov a kritérií na posúdenie úrovne ochrany (<text:span text:style-name="T4">otázka, viac, menej, vynechať?</text:span>)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cenár</text:p>
          </table:table-cell>
          <table:table-cell table:style-name="Table1.A1" office:value-type="string">
            <text:p text:style-name="P9">normálna ochrana</text:p>
          </table:table-cell>
          <table:table-cell table:style-name="Table1.A1" office:value-type="string">
            <text:p text:style-name="P9">vysoká ochrana</text:p>
          </table:table-cell>
          <table:table-cell table:style-name="Table1.A1" office:value-type="string">
            <text:p text:style-name="P9">veľmi vysoká ochrana</text:p>
          </table:table-cell>
        </table:table-row>
        <table:table-row>
          <table:table-cell table:style-name="Table1.A1" office:value-type="string">
            <text:p text:style-name="P10"><text:span text:style-name="T3">porušenie práva na informačne sebaurčenie</text:span></text:p>
          </table:table-cell>
          <table:table-cell table:style-name="Table1.A1" office:value-type="string">
            <text:p text:style-name="P11">narušenie tých osobných údajov, ktorých spracovanie môže mať nepriaznivé účinky na spoločenské postavenie alebo ekonomické podmienky dotknutej osoby</text:p>
          </table:table-cell>
          <table:table-cell table:style-name="Table1.A1" office:value-type="string">
            <text:p text:style-name="P12">narušenie tých osobných údajov, ktorých spracovanie môže mať značne nepriaznivé účinky na spoločenské postavenie alebo ekonomické podmienky dotknutej osoby</text:p>
          </table:table-cell>
          <table:table-cell table:style-name="Table1.A1" office:value-type="string">
            <text:p text:style-name="P13">ohrozenie života a zdravia alebo osobných slobôd dotyčnej osoby</text:p>
          </table:table-cell>
        </table:table-row>
        <table:table-row>
          <table:table-cell table:style-name="Table1.A1" office:value-type="string">
            <text:p text:style-name="P14">narušenie schopnosti vykonávať úlohu</text:p>
          </table:table-cell>
          <table:table-cell table:style-name="Table1.A1" office:value-type="string">
            <text:p text:style-name="P13">narušenie by bolo posúdené ako znesiteľné, maximálny akceptovateľný prestoj je medzi 24 až 72 hodín</text:p>
          </table:table-cell>
          <table:table-cell table:style-name="Table1.A1" office:value-type="string">
            <text:p text:style-name="P13">narušenie by bolo posúdené ako neznesiteľné, maximálny akceptovateľný prestoj je medzi hodinou až 24 hodín</text:p>
          </table:table-cell>
          <table:table-cell table:style-name="Table1.A1" office:value-type="string">
            <text:p text:style-name="P13">narušenie by bolo posúdené ako neakceptovateľné, maximálny akceptovateľný prestoj je menej, ako jedna hodina</text:p>
          </table:table-cell>
        </table:table-row>
        <table:table-row table:style-name="Table1.4">
          <table:table-cell table:style-name="Table1.A1" office:value-type="string">
            <text:p text:style-name="Table_20_Contents">finančné dôsledky</text:p>
          </table:table-cell>
          <table:table-cell table:style-name="Table1.A1" office:value-type="string">
            <text:p text:style-name="P13">akceptovateľná finančná strata</text:p>
          </table:table-cell>
          <table:table-cell table:style-name="Table1.A1" office:value-type="string">
            <text:p text:style-name="P13">značná finančná strata, ktorá neohrozuje existenciu organizácie</text:p>
          </table:table-cell>
          <table:table-cell table:style-name="Table1.A1" office:value-type="string">
            <text:p text:style-name="P13">finančná strata, ktorá ohrozuje existenciu organizácie</text:p>
          </table:table-cell>
        </table:table-row>
      </table:table>
      <text:list text:style-name="L2">
        <text:list-item>
          <text:p text:style-name="P15">pri určovaní bezpečnostných požiadaviek by sme sa mali riadiť štyrmi princípmi:</text:p>
          <text:list>
            <text:list-item>
              <text:p text:style-name="P15">dedenie, postupujeme smerom z vrchu, biznisové procesy a aplikácie, potom ich individuálne prvky ako miestností, informačné systémy a komunikačné linky</text:p>
            </text:list-item>
            <text:list-item>
              <text:p text:style-name="P15"><text:soft-page-break/>maximálnosti, <text:span text:style-name="T5">ak rozdelíme aktívum na menšie častí, berieme do úvahy ten najzávažnejší účinok</text:span></text:p>
            </text:list-item>
            <text:list-item>
              <text:p text:style-name="P15">závislosti, <text:span text:style-name="T5">narušenie podporného aktíva môže spôsobiť narušenie k nemu primárneho aktíva</text:span></text:p>
            </text:list-item>
            <text:list-item>
              <text:p text:style-name="P15">kumulatívne účinky, <text:span text:style-name="T5">veľké množstvo malých narušení môže v konečnom dôsledku vyústiť do jedného veľkého narušenia iného aktíva</text:span></text:p>
            </text:list-item>
            <text:list-item>
              <text:p text:style-name="P16">distribučný efekt, narušenie primárneho aktíva sa nemusí plne preniesť na jeho sekundárne aktíva</text:p>
            </text:list-item>
          </text:list>
        </text:list-item>
        <text:list-item>
          <text:p text:style-name="P17"><text:span text:style-name="T6">v prípade hlbšieho záujmu, </text:span><text:span text:style-name="T7">ponúka </text:span>š<text:span text:style-name="T7">tandard 200-</text:span><text:span text:style-name="T6">2 v kapitole 8.2 </text:span><text:span text:style-name="T7">príklady určovania bezpečnostných požiadaviek pre biznisové procesy, aplikácie, IT-systémy, miestnosti, komunikačné linky a iné/nezaradené zariadenia</text:span></text:p>
        </text:list-item>
        <text:list-item>
          <text:p text:style-name="P1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6T18:37:53.037078546</meta:creation-date>
    <dc:date>2026-04-27T09:50:48.141902429</dc:date>
    <meta:editing-duration>PT16M47S</meta:editing-duration>
    <meta:editing-cycles>2</meta:editing-cycles>
    <meta:generator>LibreOffice/24.8.7.2$Linux_X86_64 LibreOffice_project/480$Build-2</meta:generator>
    <meta:document-statistic meta:table-count="1" meta:image-count="0" meta:object-count="0" meta:page-count="2" meta:paragraph-count="41" meta:word-count="441" meta:character-count="3307" meta:non-whitespace-character-count="2929"/>
  </office:meta>
</office:document-meta>
</file>